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53.8" calcext:value-type="float">
            <text:p>153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51.8" calcext:value-type="float">
            <text:p>151.8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8" calcext:value-type="date">
            <text:p>12/08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9" calcext:value-type="date">
            <text:p>12/09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table:style-name="Default" office:value-type="float" office:value="156.4" calcext:value-type="float">
            <text:p>156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58" calcext:value-type="float">
            <text:p>158.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5" calcext:value-type="date">
            <text:p>12/15/18</text:p>
          </table:table-cell>
          <table:table-cell office:value-type="float" office:value="155.4" calcext:value-type="float">
            <text:p>155.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float" office:value="154.8" calcext:value-type="float">
            <text:p>154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9" calcext:value-type="date">
            <text:p>12/19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0" calcext:value-type="date">
            <text:p>12/20/18</text:p>
          </table:table-cell>
          <table:table-cell office:value-type="float" office:value="155.2" calcext:value-type="float">
            <text:p>155.2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1" calcext:value-type="date">
            <text:p>12/21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2" calcext:value-type="date">
            <text:p>12/22/18</text:p>
          </table:table-cell>
          <table:table-cell office:value-type="float" office:value="156.6" calcext:value-type="float">
            <text:p>156.6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3" calcext:value-type="date">
            <text:p>12/23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5" calcext:value-type="date">
            <text:p>12/25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float" office:value="158.6" calcext:value-type="float">
            <text:p>158.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7" calcext:value-type="date">
            <text:p>12/27/18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8" calcext:value-type="date">
            <text:p>12/28/18</text:p>
          </table:table-cell>
          <table:table-cell office:value-type="float" office:value="158" calcext:value-type="float">
            <text:p>158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9" calcext:value-type="date">
            <text:p>12/29/18</text:p>
          </table:table-cell>
          <table:table-cell office:value-type="float" office:value="158.2" calcext:value-type="float">
            <text:p>158.2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0" calcext:value-type="date">
            <text:p>12/30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1" calcext:value-type="date">
            <text:p>12/31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2" calcext:value-type="date">
            <text:p>01/02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5" calcext:value-type="date">
            <text:p>01/05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6" calcext:value-type="date">
            <text:p>01/06/19</text:p>
          </table:table-cell>
          <table:table-cell table:style-name="Default" office:value-type="float" office:value="161.8" calcext:value-type="float">
            <text:p>161.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3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09:41:02.499754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6T09:42:51.005448523</dc:date>
    <meta:editing-duration>PT8H35M48S</meta:editing-duration>
    <meta:editing-cycles>24</meta:editing-cycles>
    <meta:generator>LibreOffice/6.0.7.3$Linux_X86_64 LibreOffice_project/00m0$Build-3</meta:generator>
    <meta:document-statistic meta:table-count="1" meta:cell-count="542" meta:object-count="0"/>
  </office:meta>
</office:document-meta>
</file>